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1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1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4">
      <style:text-properties fo:font-size="13pt" style:font-size-asian="13pt" style:font-size-complex="13pt"/>
    </style:style>
    <style:style style:name="P20" style:family="paragraph" style:parent-style-name="Standard" style:list-style-name="L5">
      <style:text-properties fo:font-size="13pt" style:font-size-asian="13pt" style:font-size-complex="13pt"/>
    </style:style>
    <style:style style:name="P21" style:family="paragraph" style:parent-style-name="Standard" style:list-style-name="L6">
      <style:text-properties fo:font-size="13pt" style:font-size-asian="13pt" style:font-size-complex="13pt"/>
    </style:style>
    <style:style style:name="P22" style:family="paragraph" style:parent-style-name="Standard" style:list-style-name="L7">
      <style:text-properties fo:font-size="13pt" style:font-size-asian="13pt" style:font-size-complex="13pt"/>
    </style:style>
    <style:style style:name="P23" style:family="paragraph" style:parent-style-name="Standard" style:list-style-name="L8">
      <style:text-properties fo:font-size="13pt" style:font-size-asian="13pt" style:font-size-complex="13pt"/>
    </style:style>
    <style:style style:name="P24" style:family="paragraph" style:parent-style-name="Standard" style:list-style-name="L10">
      <style:text-properties fo:font-size="13pt" style:font-size-asian="13pt" style:font-size-complex="13pt"/>
    </style:style>
    <style:style style:name="P25" style:family="paragraph" style:parent-style-name="Standard" style:list-style-name="L11">
      <style:text-properties fo:font-size="13pt" style:font-size-asian="13pt" style:font-size-complex="13pt"/>
    </style:style>
    <style:style style:name="P26" style:family="paragraph" style:parent-style-name="Standard" style:list-style-name="L12">
      <style:text-properties fo:font-size="13pt" style:font-size-asian="13pt" style:font-size-complex="13pt"/>
    </style:style>
    <style:style style:name="P27" style:family="paragraph" style:parent-style-name="Standard" style:list-style-name="L13">
      <style:text-properties fo:font-size="13pt" style:font-size-asian="13pt" style:font-size-complex="13pt"/>
    </style:style>
    <style:style style:name="P28" style:family="paragraph" style:parent-style-name="Standard" style:list-style-name="L15">
      <style:text-properties fo:font-size="13pt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1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5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Table_20_Contents" style:list-style-name="L2">
      <style:text-properties fo:font-size="13pt" style:font-size-asian="13pt" style:font-size-complex="13pt"/>
    </style:style>
    <style:style style:name="P43" style:family="paragraph" style:parent-style-name="Table_20_Contents" style:list-style-name="L3">
      <style:text-properties fo:font-size="13pt" style:font-size-asian="13pt" style:font-size-complex="13pt"/>
    </style:style>
    <style:style style:name="P44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8635950212040824" text:style-name="L1">
        <text:list-header>
          <text:p text:style-name="P41"/>
          <text:p text:style-name="P44">#_ </text:p>
        </text:list-header>
      </text:list>
      <text:p text:style-name="P1">------------------------------------------------------------ [STEPS : ops] 20191006_070127</text:p>
      <text:list xml:id="list28720917" text:continue-numbering="true" text:style-name="L1">
        <text:list-item>
          <text:p text:style-name="P18">get : image &amp; video files &amp; <office:annotation office:name="__Annotation__979_470973970"><dc:creator>iwabuchi ken</dc:creator><dc:date>2019-11-11T09:59:29.25</dc:date><text:p text:style-name="P45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40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72</dc:date><text:p text:style-name="P45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3647850200283105684" text:style-name="L2">
              <text:list-item>
                <text:p text:style-name="P42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72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973596754082032929" text:style-name="L3">
              <text:list-item>
                <text:p text:style-name="P43">DUP <text:s/></text:p>
              </text:list-item>
              <text:list-item>
                <text:p text:style-name="P43">change file name </text:p>
              </text:list-item>
            </text:list>
          </table:table-cell>
          <table:covered-table-cell/>
          <table:covered-table-cell/>
        </table:table-row>
      </table:table>
      <text:list xml:id="list28718035" text:continue-list="list28720917" text:style-name="L1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107029324702938845" text:style-name="L4">
              <text:list-item>
                <text:p text:style-name="P19">start</text:p>
              </text:list-item>
              <text:list-item>
                <text:p text:style-name="P19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82</dc:date><text:p text:style-name="P45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5804637547579201633" text:style-name="L5">
              <text:list-item>
                <text:p text:style-name="P20">open =&gt; C:\Users\iwabuchiken\Music\iTunes\iTunes Media\Voice Memos </text:p>
              </text:list-item>
              <text:list-item>
                <text:p text:style-name="P20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3157669990040436528" text:style-name="L6">
              <text:list-item>
                <text:p text:style-name="P21">open =&gt; C:\WORKS_2\WS\WS_Cake_IFM11\commands\11-0) update date.txt</text:p>
              </text:list-item>
              <text:list-item>
                <text:p text:style-name="P21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726577" text:continue-list="list28718035" text:style-name="L1">
        <text:list-item>
          <text:list>
            <text:list-item>
              <text:p text:style-name="P29">explorer</text:p>
              <text:list>
                <text:list-item>
                  <text:p text:style-name="P29"><text:soft-page-break/>select : “kbuchi<text:span text:style-name="T1">のiphone</text:span>”</text:p>
                </text:list-item>
                <text:list-item>
                  <text:p text:style-name="P29">click → list pain</text:p>
                </text:list-item>
                <text:list-item>
                  <text:p text:style-name="P29">(End &gt; Ret) x 3</text:p>
                </text:list-item>
                <text:list-item>
                  <text:p text:style-name="P29">“<text:span text:style-name="T1">表示方法</text:span>” ==&gt; “<text:span text:style-name="T1">詳細</text:span>”</text:p>
                </text:list-item>
                <text:list-item>
                  <text:p text:style-name="P29">image files</text:p>
                  <text:list>
                    <text:list-item>
                      <text:p text:style-name="P29">“<text:span text:style-name="T1">更新日時</text:span>” → click (to <text:span text:style-name="T1">下向き三角)</text:span></text:p>
                    </text:list-item>
                    <text:list-item>
                      <text:p text:style-name="P30">move → col “更新日時” to ==&gt; next to “名前”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  <text:list-item>
                  <text:p text:style-name="P30">video files</text:p>
                  <text:list>
                    <text:list-item>
                      <text:p text:style-name="P29">“<text:span text:style-name="T1">種類</text:span>” → click (to <text:span text:style-name="T1">下向き三角) x 2</text:span>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</text:list>
            </text:list-item>
            <text:list-item>
              <text:p text:style-name="P29">open : </text:p>
            </text:list-item>
          </text:list>
        </text:list-item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712400" text:continue-numbering="true" text:style-name="L1">
        <text:list-item>
          <text:p text:style-name="P31">“3<text:tab/>Delete_in-db-existing-files”</text:p>
        </text:list-item>
        <text:list-item>
          <text:p text:style-name="P31">(if any) book page image ---&gt; move to : C:\WORKS_2\WS\WS_Cake_IFM11\photo-books</text:p>
        </text:list-item>
        <text:list-item>
          <text:p text:style-name="P31">“5<text:tab/>start editing”</text:p>
        </text:list-item>
        <text:list-item>
          <text:p text:style-name="P17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1">close</text:p>
          <text:list>
            <text:list-item>
              <text:p text:style-name="P31">folder</text:p>
              <text:list>
                <text:list-item>
                  <text:p text:style-name="P31">“tmp”</text:p>
                </text:list-item>
                <text:list-item>
                  <text:p text:style-name="P31">コンピューター\kbuchi の iPhone\Internal Storage\DCIM\140APPLE</text:p>
                </text:list-item>
              </text:list>
            </text:list-item>
            <text:list-item>
              <text:p text:style-name="P31">text file → 11-0) update date.txt</text:p>
              <text:p text:style-name="P18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ext:soft-page-break/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7265263587797155326" text:style-name="L7">
              <text:list-item>
                <text:p text:style-name="P22">folder</text:p>
                <text:list>
                  <text:list-item>
                    <text:p text:style-name="P22">“tmp” </text:p>
                  </text:list-item>
                  <text:list-item>
                    <text:p text:style-name="P22">“コンピューター\kbuchi の iPhone\Internal Storage\DCIM\140APPLE”</text:p>
                  </text:list-item>
                </text:list>
              </text:list-item>
              <text:list-item>
                <text:p text:style-name="P22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85</dc:date><text:p text:style-name="P45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703626" text:continue-list="list28712400" text:style-name="L1">
        <text:list-header>
          <text:p text:style-name="P41"><text:span text:style-name="T17">######</text:span> </text:p>
        </text:list-header>
        <text:list-item>
          <text:p text:style-name="P18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1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7551080328407504160" text:style-name="L8">
              <text:list-item>
                <text:p text:style-name="P23">open</text:p>
              </text:list-item>
              <text:list-item>
                <text:p text:style-name="P23">select → mov files lines</text:p>
              </text:list-item>
            </text:list>
          </table:table-cell>
        </table:table-row>
      </table:table>
      <text:p text:style-name="P2"/>
      <text:list xml:id="list5373916588294941184" text:style-name="L9">
        <text:list-item>
          <text:list>
            <text:list-item>
              <text:p text:style-name="P32">prep</text:p>
            </text:list-item>
          </text:list>
        </text:list-item>
      </text:list>
      <text:list xml:id="list28721808" text:continue-list="list28703626" text:style-name="L1">
        <text:list-item>
          <text:list>
            <text:list-item>
              <text:list>
                <text:list-item>
                  <text:p text:style-name="P34">“表示方法”　=&gt;　”詳細”</text:p>
                </text:list-item>
                <text:list-item>
                  <text:p text:style-name="P34">sort → column “種類”</text:p>
                </text:list-item>
                <text:list-item>
                  <text:p text:style-name="P34">select : mov files</text:p>
                </text:list-item>
              </text:list>
            </text:list-item>
            <text:list-item>
              <text:p text:style-name="P31">move</text:p>
              <text:list>
                <text:list-item>
                  <text:list>
                    <text:list-item>
                      <text:p text:style-name="P31">from : C:\WORKS_2\WS\WS_Cake_IFM11\iphone</text:p>
                    </text:list-item>
                    <text:list-item>
                      <text:p text:style-name="P31">to : C:\WORKS_2\WS\WS_Cake_IFM11</text:p>
                    </text:list-item>
                  </text:list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↑ (move dir upward)</text:span></text:p>
                </text:list-item>
                <text:list-item>
                  <text:p text:style-name="P34">C – v (paste)</text:p>
                </text:list-item>
              </text:list>
            </text:list-item>
            <text:list-item>
              <text:p text:style-name="P31">exec : get_folder_list.[v.2].20190210_091405.rb</text:p>
              <text:list>
                <text:list-item>
                  <text:p text:style-name="P31">“g” (select the ruby file)</text:p>
                </text:list-item>
                <text:list-item>
                  <text:p text:style-name="P31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735519" text:continue-list="list7551080328407504160" text:style-name="L8">
              <text:list-item>
                <text:p text:style-name="P33">open</text:p>
              </text:list-item>
              <text:list-item>
                <text:p text:style-name="P33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5141684727390372539" text:style-name="L10">
              <text:list-item>
                <text:p text:style-name="P24">select “ip” tab </text:p>
              </text:list-item>
              <text:list-item>
                <text:p text:style-name="P24">“1<text:tab/>get_4_Corners” ==&gt; click</text:p>
              </text:list-item>
              <text:list-item>
                <text:p text:style-name="P24">buttons</text:p>
                <text:list>
                  <text:list-item>
                    <text:p text:style-name="P24">“Open dir”</text:p>
                  </text:list-item>
                  <text:list-item>
                    <text:p text:style-name="P24">“Prep” </text:p>
                  </text:list-item>
                </text:list>
              </text:list-item>
              <text:list-item>
                <text:p text:style-name="P24"><office:annotation office:name="__Annotation__3934_300670682"><dc:creator>iwabuchi ken</dc:creator><dc:date>2020-01-04T11:11:12.92</dc:date><text:p text:style-name="P45"><text:span text:style-name="T18">files in “images” dir</text:span></text:p><text:p text:style-name="P45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4">files in “images” dir ==&gt; no gray areas</text:p>
                  </text:list-item>
                </text:list>
              </text:list-item>
              <text:list-item>
                <text:p text:style-name="P35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724363301468964646" text:style-name="L11">
              <text:list-item>
                <text:p text:style-name="P25">C:\WORKS_2\WS\WS_Others.Art\JVEMV6\46_art\VIRTUAL\Admin_Projects\ip\data\csv</text:p>
              </text:list-item>
            </text:list>
            <text:list xml:id="list28734991" text:continue-list="list5141684727390372539" text:style-name="L10">
              <text:list-item>
                <text:p text:style-name="P24">e_entries.ods </text:p>
              </text:list-item>
            </text:list>
          </table:table-cell>
        </table:table-row>
      </table:table>
      <text:list xml:id="list28714277" text:continue-list="list28721808" text:style-name="L1">
        <text:list-item>
          <text:list>
            <text:list-item>
              <text:p text:style-name="P31">gen-ed text file</text:p>
              <text:list>
                <text:list-item>
                  <text:p text:style-name="P31">open</text:p>
                </text:list-item>
                <text:list-item>
                  <text:p text:style-name="P31">select → mov files lines</text:p>
                </text:list-item>
              </text:list>
            </text:list-item>
          </text:list>
        </text:list-item>
        <text:list-item>
          <text:p text:style-name="P17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1">select “ip” tab</text:p>
            </text:list-item>
            <text:list-item>
              <text:p text:style-name="P31">“1<text:tab/>get_4_Corners” ==&gt; click</text:p>
            </text:list-item>
            <text:list-item>
              <text:p text:style-name="P31">buttons</text:p>
              <text:list>
                <text:list-item>
                  <text:p text:style-name="P31">“Open dir”</text:p>
                </text:list-item>
                <text:list-item>
                  <text:p text:style-name="P31">“Prep”</text:p>
                </text:list-item>
              </text:list>
            </text:list-item>
            <text:list-item>
              <text:p text:style-name="P31">copied ? → at C:\WORKS_2\WS\WS_Others.Art\JVEMV6\46_art\VIRTUAL\Admin_Projects\ip\images</text:p>
            </text:list-item>
            <text:list-item>
              <text:p text:style-name="P31">“Gen Cake csv”</text:p>
            </text:list-item>
          </text:list>
          <text:p text:style-name="P36">----------------------------------------------------------------------------</text:p>
        </text:list-item>
        <text:list-item>
          <text:p text:style-name="P36">mov files <text:span text:style-name="T14">######</text:span> </text:p>
          <text:list>
            <text:list-item>
              <text:p text:style-name="P18">mov files ==&gt; back to folder </text:p>
              <text:p text:style-name="P18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725031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6">to ==&gt; vlc player </text:p>
              <text:list>
                <text:list-item>
                  <text:p text:style-name="P36">“<text:span text:style-name="T1">メディアライブラリ</text:span>”</text:p>
                </text:list-item>
                <text:list-item>
                  <text:p text:style-name="P36"><text:soft-page-break/>right click &gt; “<text:span text:style-name="T1">フォルダーを追加</text:span>”</text:p>
                </text:list-item>
                <text:list-item>
                  <text:p text:style-name="P36">choose → “C:\WORKS_2\WS\WS_Cake_IFM11\iphone” </text:p>
                  <text:list>
                    <text:list-item>
                      <text:p text:style-name="P31">from : <text:tab/>C:\WORKS_2\WS\WS_Cake_IFM11</text:p>
                    </text:list-item>
                    <text:list-item>
                      <text:p text:style-name="P31">back to C:\WORKS_2\WS\WS_Cake_IFM11\iphone</text:p>
                    </text:list-item>
                  </text:list>
                </text:list-item>
                <text:list-item>
                  <text:p text:style-name="P31">select files</text:p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← (back to iphone folder)</text:span>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C – v (paste)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mov files ==&gt; to vlc player</text:p>
                  <text:list>
                    <text:list-item>
                      <text:p text:style-name="P34">drag &amp; drop</text:p>
                    </text:list-item>
                    <text:list-item>
                      <text:p text:style-name="P34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4">explorer</text:p>
                  <text:list>
                    <text:list-item>
                      <text:p text:style-name="P34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93</dc:date><text:p text:style-name="P45"><text:span text:style-name="T18">after : “gen csv” → done</text:span></text:p></office:annotation>close<office:annotation-end office:name="__Annotation__478_470973970"/></text:p>
            <text:list xml:id="list839324864830446548" text:style-name="L12">
              <text:list-item>
                <text:p text:style-name="P26">folders <text:s/></text:p>
                <text:list>
                  <text:list-item>
                    <text:p text:style-name="P26">“images”</text:p>
                  </text:list-item>
                  <text:list-item>
                    <text:p text:style-name="P26">“images.corners”</text:p>
                  </text:list-item>
                </text:list>
              </text:list-item>
              <text:list-item>
                <text:p text:style-name="P26">text files</text:p>
                <text:list>
                  <text:list-item>
                    <text:p text:style-name="P26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7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726664" text:continue-list="list28725031" text:style-name="L1">
        <text:list-item>
          <text:p text:style-name="P31">image files ==&gt; orientation</text:p>
        </text:list-item>
        <text:list-item>
          <text:p text:style-name="P31">close</text:p>
          <text:list>
            <text:list-item>
              <text:p text:style-name="P31">folders</text:p>
              <text:list>
                <text:list-item>
                  <text:p text:style-name="P31">“images”</text:p>
                </text:list-item>
                <text:list-item>
                  <text:p text:style-name="P31">“images.corners”</text:p>
                </text:list-item>
              </text:list>
            </text:list-item>
            <text:list-item>
              <text:p text:style-name="P31">text files</text:p>
              <text:list>
                <text:list-item>
                  <text:p text:style-name="P31">11-0) update date.txt</text:p>
                </text:list-item>
              </text:list>
            </text:list-item>
            <text:list-item>
              <text:p text:style-name="P17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7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7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8">csv files → open (<text:span text:style-name="T8">2</text:span><office:annotation office:name="__Annotation__852_10646423"><dc:creator>iwabuchi ken</dc:creator><dc:date>2019-11-23T12:26:34.94</dc:date><text:p text:style-name="P45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1">e_entries.ods</text:p>
            </text:list-item>
            <text:list-item>
              <text:p text:style-name="P18">entries.XXX.csv</text:p>
            </text:list-item>
          </text:list>
        </text:list-item>
        <text:list-item>
          <text:p text:style-name="P18">e_entries.ods</text:p>
          <text:list>
            <text:list-item>
              <text:p text:style-name="P18"><text:soft-page-break/>C/P</text:p>
              <text:list>
                <text:list-item>
                  <text:list>
                    <text:list-item>
                      <text:p text:style-name="P18">from : entries.XXX.csv</text:p>
                    </text:list-item>
                    <text:list-item>
                      <text:p text:style-name="P18">to : e_entries.ods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entries.XXX.csv</text:p>
                      <text:list>
                        <text:list-item>
                          <text:p text:style-name="P29">select range</text:p>
                        </text:list-item>
                        <text:list-item>
                          <text:p text:style-name="P29">C – c (copy)</text:p>
                        </text:list-item>
                        <text:list-item>
                          <text:p text:style-name="P29">C – w (close file)</text:p>
                        </text:list-item>
                      </text:list>
                    </text:list-item>
                    <text:list-item>
                      <text:p text:style-name="P29">e_entries.ods</text:p>
                      <text:list>
                        <text:list-item>
                          <text:p text:style-name="P29">C - “*” (select the range)</text:p>
                        </text:list-item>
                        <text:list-item>
                          <text:p text:style-name="P29">Del (delete)</text:p>
                        </text:list-item>
                        <text:list-item>
                          <text:p text:style-name="P29">C – s (save)</text:p>
                        </text:list-item>
                        <text:list-item>
                          <text:p text:style-name="P29">C – Home (goto cell A1)</text:p>
                        </text:list-item>
                        <text:list-item>
                          <text:p text:style-name="P29">C – S – v (paste value)</text:p>
                        </text:list-item>
                        <text:list-item>
                          <text:p text:style-name="P29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mov file names</text:p>
              <text:list>
                <text:list-item>
                  <text:p text:style-name="P29">Copy</text:p>
                </text:list-item>
                <text:list-item>
                  <text:p text:style-name="P29">directory_list.XXX.txt ==&gt; close</text:p>
                </text:list-item>
                <text:list-item>
                  <text:p text:style-name="P29">Paste</text:p>
                </text:list-item>
              </text:list>
            </text:list-item>
            <text:list-item>
              <text:p text:style-name="P29">col “no” → fill</text:p>
              <text:list>
                <text:list-item>
                  <text:p text:style-name="P29">in the cell → “=+XXX”</text:p>
                </text:list-item>
                <text:list-item>
                  <text:p text:style-name="P29">C/P to → oth<text:span text:style-name="T1">er cells</text:span></text:p>
                </text:list-item>
                <text:list-item>
                  <text:p text:style-name="P34">C – c &gt; C – S – v (paste values)</text:p>
                </text:list-item>
                <text:list-item>
                  <text:p text:style-name="P34">C - ↓ (move to the bottom cell)</text:p>
                </text:list-item>
                <text:list-item>
                  <text:p text:style-name="P34">C – S - ↑ (select the entire cells)</text:p>
                </text:list-item>
                <text:list-item>
                  <text:p text:style-name="P34">C – S – v (paste values)</text:p>
                </text:list-item>
              </text:list>
            </text:list-item>
            <text:list-item>
              <text:p text:style-name="P30">col E → cleared ? (no “=FXX” formula ?)</text:p>
            </text:list-item>
            <text:list-item>
              <text:p text:style-name="P30">range values → update</text:p>
              <text:list>
                <text:list-item>
                  <text:p text:style-name="P30">cell C206 → select</text:p>
                </text:list-item>
                <text:list-item>
                  <text:p text:style-name="P30">enter → new value</text:p>
                </text:list-item>
                <text:list-item>
                  <text:p text:style-name="P30">S - ↑ (select 2 cells)</text:p>
                </text:list-item>
                <text:list-item>
                  <text:p text:style-name="P30">C – c &gt; C - ↑ (copy, move to the top)</text:p>
                </text:list-item>
                <text:list-item>
                  <text:p text:style-name="P30">C – S – v &gt; Ret (paste value)</text:p>
                </text:list-item>
                <text:list-item>
                  <text:p text:style-name="P30">C - ↓ x 2 (move to → top of the indicator cells)</text:p>
                </text:list-item>
                <text:list-item>
                  <text:p text:style-name="P30">C – S - ↓ x 3 (select → indicator cells)</text:p>
                </text:list-item>
                <text:list-item>
                  <text:p text:style-name="P30">C – f &gt; - v &gt; S - ← x 2 &gt; C – x &gt; Tab &gt; C – v (replace dialog, set in each box)</text:p>
                </text:list-item>
                <text:list-item>
                  <text:p text:style-name="P30">M – o &gt; - u &gt; - l &gt; -u &gt; Esc (replace)</text:p>
                </text:list-item>
                <text:list-item>
                  <text:p text:style-name="P30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text:span text:style-name="T15">@@@</text:span></text:p>
            <text:list xml:id="list5274014405071421043" text:style-name="L13">
              <text:list-item>
                <text:p text:style-name="P27">blank cells <text:s/></text:p>
                <text:list>
                  <text:list-item>
                    <text:p text:style-name="P27">blank, same-content cells</text:p>
                  </text:list-item>
                  <text:list-item>
                    <text:p text:style-name="P27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35162" text:continue-numbering="true" text:style-name="L13">
              <text:list-item>
                <text:p text:style-name="P27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33944" text:continue-numbering="true" text:style-name="L13">
              <text:list-item>
                <text:p text:style-name="P27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17249" text:continue-numbering="true" text:style-name="L13">
              <text:list-item>
                <text:p text:style-name="P27">video files </text:p>
                <text:list>
                  <text:list-item>
                    <text:p text:style-name="P27">vlc</text:p>
                    <text:list>
                      <text:list-item>
                        <text:p text:style-name="P27"><text:soft-page-break/>play the fil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g-XXXX ==&gt; write</text:p>
                      </text:list-item>
                    </text:list>
                  </text:list-item>
                  <text:list-item>
                    <text:p text:style-name="P27">text file</text:p>
                    <text:list>
                      <text:list-item>
                        <text:p text:style-name="P27">copy the target lin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paste</text:p>
                      </text:list-item>
                      <text:list-item>
                        <text:p text:style-name="P27">replace “,” with “ “ (space) → between “<text:span text:style-name="T6">et-7” and “patt</text:span>”</text:p>
                      </text:list-item>
                      <text:list-item>
                        <text:p text:style-name="P27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9098473448309194272" text:style-name="L14">
              <text:list-item>
                <text:p text:style-name="P38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8">modify date → “2019/11/13 08:02:47.000”</text:p>
                <text:list>
                  <text:list-item>
                    <text:p text:style-name="P38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720136" text:continue-list="list28726664" text:style-name="L1">
        <text:list-item>
          <text:list>
            <text:list-item>
              <text:p text:style-name="P31">memos → add</text:p>
              <text:list>
                <text:list-item>
                  <text:p text:style-name="P31">blank cells</text:p>
                  <text:list>
                    <text:list-item>
                      <text:p text:style-name="P31">blank, same-content cells</text:p>
                    </text:list-item>
                    <text:list-item>
                      <text:p text:style-name="P31">discrete ones</text:p>
                    </text:list-item>
                  </text:list>
                </text:list-item>
                <text:list-item>
                  <text:p text:style-name="P31">“:m XXX”</text:p>
                </text:list-item>
                <text:list-item>
                  <text:p text:style-name="P31">music memos</text:p>
                </text:list-item>
                <text:list-item>
                  <text:p text:style-name="P31">video files</text:p>
                  <text:list>
                    <text:list-item>
                      <text:p text:style-name="P31">vlc</text:p>
                      <text:list>
                        <text:list-item>
                          <text:p text:style-name="P31">play the fil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g-XXXX ==&gt; write</text:p>
                        </text:list-item>
                      </text:list>
                    </text:list-item>
                    <text:list-item>
                      <text:p text:style-name="P31">text file</text:p>
                      <text:list>
                        <text:list-item>
                          <text:p text:style-name="P31">copy the target lin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paste</text:p>
                        </text:list-item>
                        <text:list-item>
                          <text:p text:style-name="P31"><text:soft-page-break/>replace “,” with “ “ (space) → between “<text:span text:style-name="T6">et-7” and “patt</text:span>”</text:p>
                        </text:list-item>
                        <text:list-item>
                          <text:p text:style-name="P31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col E → location ==&gt; register ?</text:p>
            </text:list-item>
          </text:list>
        </text:list-item>
        <text:list-item>
          <text:p text:style-name="P31">“6<text:tab/>open csv file”</text:p>
        </text:list-item>
        <text:list-item>
          <text:p text:style-name="P31">“7<text:tab/>insert to db” ~~ “18<text:tab/>copy image files”</text:p>
        </text:list-item>
        <text:list-item>
          <text:p text:style-name="P31"><office:annotation><dc:creator>iwabuchi ken</dc:creator><dc:date>2019-10-26T08:31:05.01</dc:date><text:p text:style-name="P45"><text:span text:style-name="T18">done in “15) close-apps.bat”</text:span></text:p></office:annotation>mov files → move</text:p>
          <text:list>
            <text:list-item>
              <text:p text:style-name="P31">from : C:\WORKS_2\WS\WS_Cake_IFM11\iphone_to_upload</text:p>
            </text:list-item>
            <text:list-item>
              <text:p text:style-name="P31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735424" text:continue-numbering="true" text:style-name="L1">
        <text:list-item>
          <text:p text:style-name="P18">closing </text:p>
          <text:list>
            <text:list-item>
              <text:p text:style-name="P18">gt, kb memos → register (optional)</text:p>
              <text:list>
                <text:list-item>
                  <text:p text:style-name="P1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01</dc:date><text:p text:style-name="P45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8724914" text:continue-numbering="true" text:style-name="L1">
        <text:list-header>
          <text:p text:style-name="P40"><text:span text:style-name="T17">######</text:span> </text:p>
          <text:list text:continue-numbering="true">
            <text:list-item>
              <text:p text:style-name="P18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705679" text:continue-numbering="true" text:style-name="L1">
        <text:list-item>
          <text:list>
            <text:list-header>
              <text:p text:style-name="P40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02</dc:date><text:p text:style-name="P45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4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ext:soft-page-break/>
        <table:table-row>
          <table:table-cell table:style-name="表11.A4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1">
            <text:p text:style-name="P9"/>
          </table:table-cell>
          <table:table-cell table:style-name="表11.B11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8733465" text:continue-numbering="true" text:style-name="L1">
        <text:list-header>
          <text:p text:style-name="P40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713104" text:continue-numbering="true" text:style-name="L1">
        <text:list-item>
          <text:p text:style-name="P18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2000081709821466540" text:style-name="L15">
        <text:list-item>
          <text:p text:style-name="P28">C:\Users\iwabuchiken\Music\iTunes\iTunes Media\Voice Memos</text:p>
        </text:list-item>
        <text:list-item>
          <text:p text:style-name="P28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3T08:50:25.74</dc:date>
    <dc:creator>iwabuchi ken</dc:creator>
    <meta:editing-duration>P8DT9H26M4S</meta:editing-duration>
    <meta:editing-cycles>270</meta:editing-cycles>
    <meta:generator>OpenOffice/4.1.3$Win32 OpenOffice.org_project/413m1$Build-9783</meta:generator>
    <meta:document-statistic meta:table-count="15" meta:image-count="0" meta:object-count="0" meta:page-count="9" meta:paragraph-count="327" meta:word-count="1498" meta:character-count="8529"/>
  </office:meta>
</office:document-meta>
</file>